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VersionHistory.hasVersion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removeVersion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removeVersion( String vers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getVersionLab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hasVersionLabel( Version version ,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VersionHistory.getAllVer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VersionHistory.getVersion( String vers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getRoo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getVersionBy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addVersionLabel( String versionName , String label , boolean move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getVersionableU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History.ClientVersionHistory( Session session , RemoteVersionHistory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VersionHistory.getVersionLabels( Version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